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nux Libertine Display G" svg:font-family="'Linux Libertine Display G'" style:font-adornments="Normal" style:font-pitch="variable"/>
    <style:font-face style:name="Linux Libertine G" svg:font-family="'Linux Libertine G'" style:font-adornments="Semibold Italic" style:font-pitch="variable"/>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d33d" officeooo:paragraph-rsid="001cd33d"/>
    </style:style>
    <style:style style:name="P2" style:family="paragraph" style:parent-style-name="Text_20_body">
      <style:text-properties officeooo:rsid="001ed143" officeooo:paragraph-rsid="001ed143"/>
    </style:style>
    <style:style style:name="P3" style:family="paragraph" style:parent-style-name="Heading_20_1">
      <style:text-properties officeooo:rsid="001b4535" officeooo:paragraph-rsid="001b4535"/>
    </style:style>
    <style:style style:name="P4" style:family="paragraph" style:parent-style-name="Question">
      <style:text-properties officeooo:rsid="00208bc1" officeooo:paragraph-rsid="00208bc1"/>
    </style:style>
    <style:style style:name="P5" style:family="paragraph" style:parent-style-name="Explications">
      <style:text-properties officeooo:rsid="00194b89" officeooo:paragraph-rsid="00194b89"/>
    </style:style>
    <style:style style:name="P6" style:family="paragraph" style:parent-style-name="Explications">
      <style:text-properties officeooo:rsid="00197773" officeooo:paragraph-rsid="00197773"/>
    </style:style>
    <style:style style:name="P7" style:family="paragraph" style:parent-style-name="Explications">
      <style:text-properties officeooo:rsid="001b4535" officeooo:paragraph-rsid="001b4535"/>
    </style:style>
    <style:style style:name="P8" style:family="paragraph" style:parent-style-name="Explications">
      <style:text-properties officeooo:rsid="001f210c" officeooo:paragraph-rsid="001f210c"/>
    </style:style>
    <style:style style:name="P9" style:family="paragraph" style:parent-style-name="Explications">
      <style:text-properties officeooo:paragraph-rsid="001f210c"/>
    </style:style>
    <style:style style:name="P10" style:family="paragraph" style:parent-style-name="Explications">
      <style:text-properties officeooo:rsid="0020109f" officeooo:paragraph-rsid="0020109f"/>
    </style:style>
    <style:style style:name="P11" style:family="paragraph" style:parent-style-name="Consigne">
      <style:text-properties officeooo:rsid="001f210c" officeooo:paragraph-rsid="001f210c"/>
    </style:style>
    <style:style style:name="P12" style:family="paragraph" style:parent-style-name="Consigne">
      <style:text-properties officeooo:rsid="0020109f" officeooo:paragraph-rsid="0020109f"/>
    </style:style>
    <style:style style:name="P13" style:family="paragraph" style:parent-style-name="Consigne" style:list-style-name="">
      <style:text-properties officeooo:rsid="0020109f" officeooo:paragraph-rsid="0020109f"/>
    </style:style>
    <style:style style:name="P14" style:family="paragraph" style:parent-style-name="Consigne">
      <style:text-properties officeooo:rsid="00208bc1" officeooo:paragraph-rsid="00208bc1"/>
    </style:style>
    <style:style style:name="P15" style:family="paragraph" style:parent-style-name="Table_20_Contents">
      <style:paragraph-properties fo:text-align="justify" style:justify-single-word="false"/>
      <style:text-properties style:font-name="Linux Libertine Display G" fo:font-size="12pt" style:font-size-asian="10.5pt"/>
    </style:style>
    <style:style style:name="P16" style:family="paragraph" style:parent-style-name="Table_20_Contents">
      <style:paragraph-properties fo:text-align="justify" style:justify-single-word="false"/>
      <style:text-properties style:font-name="Linux Libertine Display G" fo:font-size="12pt" officeooo:rsid="001f210c" officeooo:paragraph-rsid="001f210c" style:font-size-asian="10.5pt"/>
    </style:style>
    <style:style style:name="P17" style:family="paragraph">
      <style:paragraph-properties fo:text-align="center"/>
    </style:style>
    <style:style style:name="T1" style:family="text">
      <style:text-properties officeooo:rsid="001784f6"/>
    </style:style>
    <style:style style:name="T2" style:family="text">
      <style:text-properties officeooo:rsid="00194b89"/>
    </style:style>
    <style:style style:name="T3" style:family="text">
      <style:text-properties officeooo:rsid="001ed143"/>
    </style:style>
    <style:style style:name="T4" style:family="text">
      <style:text-properties officeooo:rsid="001f210c"/>
    </style:style>
    <style:style style:name="T5" style:family="text">
      <style:text-properties officeooo:rsid="0020109f"/>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P</text:span> : <text:span text:style-name="T2">Principe du routage</text:span></text:p>
      <text:p text:style-name="Compétences"/>
      <text:h text:style-name="Heading_20_1" text:outline-level="1"><text:span text:style-name="T2">I. </text:span>S<text:span text:style-name="T2">tructure d'un réseau</text:span></text:h>
      <text:p text:style-name="P5">Pour comprendre comment Internet est organisé, nous allons nous intéresser au trajet d'une lettre distribuée par la poste :</text:p>
      <text:p text:style-name="P6">Quand vous postez une lettre depuis Lunéville à destination de Paris, le facteur qui vient chercher votre lettre dans la boite où vous l'avez postée n'est pas le même que celui qui la mettra dans la boite aux lettres du destinataire.</text:p>
      <text:p text:style-name="P6">D'abord, un premier facteur va porter votre lettre au bureau de poste de Lunéville. A partir de là, le bureau de poste de Lunéville va mettre votre lettre dans un camion avec toutes les lettres à destination de Paris. Quand ce camion sera arrivé à Paris, le bureau de poste de Paris va la confier à un facteur qui la remettra au destinataire.</text:p>
      <text:p text:style-name="P6">En réalité, il est possible qu'envoyer un camion de Lunéville à Paris sera peu rentable. A la place, votre lettre ira dans un camion pour Nancy avec d'autres lettres à destination de Paris ou de Nancy. Arrivée à Nancy, votre lettre sera aiguillée vers Paris avec d'autres lettres à destination de Paris venues de différentes communes dépendant du centre de tri de Nancy.</text:p>
      <text:p text:style-name="P6">Il y a peut-être encore d'autres étapes dans le trajet. Cela dépend de la manière dont le réseau postal est organisé.</text:p>
      <text:p text:style-name="P7">Pour chaque centre de tri, la seule information importante est la ville de destination. Le centre de Lunéville doit juste savoir que la lettre va à Paris pour savoir qu'il doit l'envoyer à Nancy. Le centre de Nancy doit aussi seulement savoir qu'il faut l'envoyer à Paris. Ce n'est qu'une fois que la lettre sera arrivée à Paris que l'on va se demander à qui la délivrer.</text:p>
      <text:p text:style-name="P7"/>
      <text:p text:style-name="P7">Dans le cas d'Internet, on trouve des réseaux (ou LAN) reliés les uns aux autres. Sur chaque LAN on trouve une machine spéciale appelée routeur qui est reliée à des routeurs d'autres LAN. C'est le routeur qui joue le rôle du centre de tri. Quand le routeur reçoit un paquet, il regarde pour quel LAN ce paquet est destiné. Si c'est pour son propre LAN, le routeur va distribuer le paquet à la bonne machine. Sinon, il va regarder un tableau appelé table de routage pour savoir à quel routeur faire suivre le paquet.</text:p>
      <text:p text:style-name="P7"/>
      <text:h text:style-name="P3" text:outline-level="1">II. Routage des paquets</text:h>
      <text:p text:style-name="Explications">Vous allez former 5 groupes A, B, C, D et E. <text:span text:style-name="T3">Dans chaque groupe, un membre du groupe sera le routeur. Il sera le seul à pourvoir envoyer un paquet à un autre groupe.</text:span></text:p>
      <text:p text:style-name="Explications">Les réseaux sont reliés de la manière suivante :</text:p>
      <text:p text:style-name="P2"><draw:line text:anchor-type="paragraph" draw:z-index="1" draw:style-name="gr1" draw:text-style-name="P17" svg:x1="8.791cm" svg:y1="1.559cm" svg:x2="7.865cm" svg:y2="0.342cm"><text:p/></draw:line><draw:line text:anchor-type="paragraph" draw:z-index="0" draw:style-name="gr1" draw:text-style-name="P17" svg:x1="6.516cm" svg:y1="1.665cm" svg:x2="7.442cm" svg:y2="0.369cm"><text:p/></draw:line><text:tab/><text:tab/><text:tab/><text:tab/><text:tab/><text:tab/>A</text:p>
      <text:p text:style-name="P2"/>
      <text:p text:style-name="P2"><draw:line text:anchor-type="paragraph" draw:z-index="2" draw:style-name="gr1" draw:text-style-name="P17" svg:x1="6.384cm" svg:y1="0.453cm" svg:x2="6.384cm" svg:y2="1.644cm"><text:p/></draw:line><draw:line text:anchor-type="paragraph" draw:z-index="3" draw:style-name="gr1" draw:text-style-name="P17" svg:x1="6.622cm" svg:y1="0.295cm" svg:x2="8.606cm" svg:y2="0.295cm"><text:p/></draw:line><draw:line text:anchor-type="paragraph" draw:z-index="4" draw:style-name="gr1" draw:text-style-name="P17" svg:x1="8.924cm" svg:y1="0.48cm" svg:x2="8.924cm" svg:y2="1.618cm"><text:p/></draw:line><text:tab/><text:tab/><text:tab/><text:tab/><text:tab/>B<text:tab/><text:tab/>C</text:p>
      <text:p text:style-name="P2"/>
      <text:p text:style-name="P2"><draw:line text:anchor-type="paragraph" draw:z-index="5" draw:style-name="gr1" draw:text-style-name="P17" svg:x1="6.727cm" svg:y1="0.22cm" svg:x2="8.685cm" svg:y2="0.22cm"><text:p/></draw:line><text:tab/><text:tab/><text:tab/><text:tab/><text:tab/>D<text:tab/><text:tab/>E</text:p>
      <text:p text:style-name="P2"/>
      <text:p text:style-name="P1"/>
      <text:p text:style-name="Explications"><text:soft-page-break/>Avant de commencer à faire circuler des paquets, chaque groupe va réfléchir à sa table de routage.</text:p>
      <text:p text:style-name="P9">Un routeur ne peut envoyer un paquet qu'à un routeur à qui il est relié <text:span text:style-name="T4">ou à un ordinateur de son réseau</text:span>.</text:p>
      <text:p text:style-name="P9">Ainsi, le routeur A ne peut envoyer un paquet qu'au routeur B ou au routeur C. Pour envoyer un paquet à un ordinateur du réseau D, le routeur A doit <text:span text:style-name="T4">donc l'envoyer au routeur B qui se chargera de l'envoyer au routeur D qui le distribuera ensuite à l'ordinateur choisi.</text:span></text:p>
      <text:p text:style-name="P8">De même seul le routeur A peut donner un paquet à un ordinateur de son réseau.</text:p>
      <text:p text:style-name="Explications"/>
      <text:list xml:id="list5112448633801162630" text:style-name="List_20_4">
        <text:list-item>
          <text:p text:style-name="P11">Recopiez et remplissez la table de routage de votre groupe :</text:p>
        </text:list-item>
      </text:list>
      <table:table table:name="Tableau1" table:style-name="Tableau1">
        <table:table-column table:style-name="Tableau1.A" table:number-columns-repeated="2"/>
        <table:table-row>
          <table:table-cell table:style-name="Tableau1.A1" office:value-type="string">
            <text:p text:style-name="P16">Je reçois un paquet pour le réseau </text:p>
          </table:table-cell>
          <table:table-cell table:style-name="Tableau1.B1" office:value-type="string">
            <text:p text:style-name="P16">Je le donne <text:span text:style-name="T5">au</text:span></text:p>
          </table:table-cell>
        </table:table-row>
        <table:table-row>
          <table:table-cell table:style-name="Tableau1.A2" office:value-type="string">
            <text:p text:style-name="P16">A</text:p>
          </table:table-cell>
          <table:table-cell table:style-name="Tableau1.B2" office:value-type="string">
            <text:p text:style-name="P15"/>
          </table:table-cell>
        </table:table-row>
        <table:table-row>
          <table:table-cell table:style-name="Tableau1.A2" office:value-type="string">
            <text:p text:style-name="P16">B</text:p>
          </table:table-cell>
          <table:table-cell table:style-name="Tableau1.B2" office:value-type="string">
            <text:p text:style-name="P15"/>
          </table:table-cell>
        </table:table-row>
        <table:table-row>
          <table:table-cell table:style-name="Tableau1.A2" office:value-type="string">
            <text:p text:style-name="P16">C</text:p>
          </table:table-cell>
          <table:table-cell table:style-name="Tableau1.B2" office:value-type="string">
            <text:p text:style-name="P15"/>
          </table:table-cell>
        </table:table-row>
        <table:table-row>
          <table:table-cell table:style-name="Tableau1.A2" office:value-type="string">
            <text:p text:style-name="P16">D</text:p>
          </table:table-cell>
          <table:table-cell table:style-name="Tableau1.B2" office:value-type="string">
            <text:p text:style-name="P15"/>
          </table:table-cell>
        </table:table-row>
        <table:table-row>
          <table:table-cell table:style-name="Tableau1.A2" office:value-type="string">
            <text:p text:style-name="P16">E</text:p>
          </table:table-cell>
          <table:table-cell table:style-name="Tableau1.B2" office:value-type="string">
            <text:p text:style-name="P15"/>
          </table:table-cell>
        </table:table-row>
      </table:table>
      <text:p text:style-name="Explications"/>
      <text:p text:style-name="P10">Cette table servira au routeur pour savoir à qui transférer les paquets qu'il recevra. Celui qui jouera le rôle du routeur ne devra pas improviser, mais respecter cette table sans se poser de questions. </text:p>
      <text:p text:style-name="P10"/>
      <text:p text:style-name="P10">Si on prend l'exemple du routeur A, sa table de routage ne peut contenir que : "je le donne au routeur B", "je le donne au routeur C" ou "je le donne au destinataire". Si la table du routeur A contient "je le donne au routeur D", alors le paquet est perdu car le routeur A n'est pas connecté au routeur D et ne peut pas lui donner le paquet.</text:p>
      <text:p text:style-name="P10"/>
      <text:list xml:id="list175708445228555" text:continue-numbering="true" text:style-name="List_20_4">
        <text:list-item>
          <text:p text:style-name="P12">Une fois que chaque routeur dispose d'une table de routage complète, commencez à faire circuler des paquets.</text:p>
          <text:p text:style-name="P12">L'adresse du destinataire devra être écrite comme ceci : "Réseau - Nom du destinataire"</text:p>
          <text:p text:style-name="P12">Exemple :<text:tab/>D – Camille</text:p>
        </text:list-item>
      </text:list>
      <text:p text:style-name="P13"/>
      <text:list xml:id="list175708446222859" text:continue-numbering="true" text:style-name="List_20_4">
        <text:list-item>
          <text:p text:style-name="P14">Réfléchissez aux questions suivantes :</text:p>
        </text:list-item>
      </text:list>
      <text:list xml:id="list5992932228040133137" text:style-name="Numbering_20_1">
        <text:list-item>
          <text:h text:style-name="P4" text:outline-level="1">Que se passe-t-il si une connexion entre routeurs est rompue ?</text:h>
        </text:list-item>
        <text:list-item>
          <text:h text:style-name="P4" text:outline-level="1">Donnez des exemples de tables de routage mal écrites et leurs conséquences.</text:h>
        </text:list-item>
        <text:list-item>
          <text:h text:style-name="P4" text:outline-level="1">Trouvez des solutions aux problèmes précédents.</text:h>
        </text:list-item>
        <text:list-item>
          <text:h text:style-name="P4" text:outline-level="1">Un routeur a-t-il des raisons d'échanger des paquets avec d'autres machines ?</text:h>
          <text:h text:style-name="P4" text:outline-level="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nux Libertine Display G" svg:font-family="'Linux Libertine Display G'" style:font-adornments="Normal" style:font-pitch="variable"/>
    <style:font-face style:name="Linux Libertine G" svg:font-family="'Linux Libertine G'" style:font-adornments="Semibold Italic" style:font-pitch="variable"/>
    <style:font-face style:name="Liberation Serif" svg:font-family="'Liberation Serif'" style:font-family-generic="roman" style:font-pitch="variable"/>
    <style:font-face style:name="Lucida Calligraphy" svg:font-family="'Lucida Calligraphy'" style:font-adornments="Italiqu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6pt" fo:font-style="italic" fo:font-weight="bold" style:font-size-asian="10.5pt"/>
    </style:style>
    <style:style style:name="Title" style:family="paragraph" style:parent-style-name="Heading" style:next-style-name="Text_20_body" style:class="chapter">
      <style:paragraph-properties fo:text-align="center" style:justify-single-word="false"/>
      <style:text-properties fo:font-size="22pt" fo:font-weight="bold" style:font-size-asian="28pt" style:font-weight-asian="bold" style:font-size-complex="28pt" style:font-weight-complex="normal"/>
    </style:style>
    <style:style style:name="Compétences" style:family="paragraph" style:parent-style-name="Standard">
      <style:text-properties style:font-name="Lucida Calligraphy" fo:font-family="'Lucida Calligraphy'" style:font-style-name="Italique" style:font-family-generic="script" style:font-pitch="variable" fo:font-size="10pt" fo:font-style="normal" style:font-size-asian="10.5pt"/>
    </style:style>
    <style:style style:name="Explications" style:family="paragraph" style:parent-style-name="Standard">
      <style:paragraph-properties fo:text-align="justify" style:justify-single-word="false"/>
      <style:text-properties style:font-name="Linux Libertine Display G" fo:font-family="'Linux Libertine Display G'" style:font-style-name="Normal" style:font-pitch="variable" fo:font-size="12pt" style:font-size-asian="10.5pt"/>
    </style:style>
    <style:style style:name="Question" style:family="paragraph" style:parent-style-name="Explications" style:default-outline-level="1" style:list-style-name="Numbering_20_1">
      <style:paragraph-properties text:number-lines="true" text:line-number="0"/>
      <style:text-properties fo:font-style="italic" style:font-size-asian="10.5pt"/>
    </style:style>
    <style:style style:name="Réponse" style:family="paragraph" style:parent-style-name="Explications">
      <style:text-properties style:font-name="Linux Libertine G" fo:font-family="'Linux Libertine G'" style:font-style-name="Semibold Italic" style:font-pitch="variable" fo:font-style="italic" fo:font-weight="600" style:font-size-asian="10.5pt"/>
    </style:style>
    <style:style style:name="Heading_20_1" style:display-name="Heading 1" style:family="paragraph" style:parent-style-name="Heading" style:next-style-name="Text_20_body" style:default-outline-level="1" style:class="text">
      <style:paragraph-properties fo:margin-left="0.101cm" fo:margin-right="0cm" fo:margin-top="0.423cm" fo:margin-bottom="0.212cm" style:contextual-spacing="false" fo:text-indent="-0.76cm" style:auto-text-indent="false">
        <style:tab-stops/>
      </style:paragraph-properties>
      <style:text-properties fo:font-size="110%" fo:font-weight="bold" style:font-size-asian="130%" style:font-weight-asian="bold" style:font-size-complex="130%" style:font-weight-complex="normal"/>
    </style:style>
    <style:style style:name="Consigne" style:family="paragraph" style:parent-style-name="Explications" style:list-style-name="List_20_4" style:master-page-name="">
      <style:paragraph-properties style:page-number="auto" fo:background-color="transparent" style:shadow="none" text:number-lines="false" text:line-number="0">
        <style:tab-stops/>
        <style:drop-cap/>
        <style:background-image/>
      </style:paragraph-properties>
      <style:text-properties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784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hème : <text:tab/><text:span text:style-name="MT1">Interne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4:58:36.150000000</meta:creation-date>
    <dc:date>2021-09-21T17:57:08.360000000</dc:date>
    <meta:editing-duration>PT23H55M51S</meta:editing-duration>
    <meta:editing-cycles>8</meta:editing-cycles>
    <meta:generator>LibreOffice/4.2.8.2$Windows_x86 LibreOffice_project/48d50dbfc06349262c9d50868e5c1f630a573ebd</meta:generator>
    <meta:document-statistic meta:table-count="1" meta:image-count="0" meta:object-count="0" meta:page-count="2" meta:paragraph-count="38" meta:word-count="758" meta:character-count="4132" meta:non-whitespace-character-count="3399"/>
  </office:meta>
</office:document-meta>
</file>